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900000046A64B11E5EBB78078.png" manifest:media-type="image/png"/>
  <manifest:file-entry manifest:full-path="Pictures/10000201000000AC000000AC96C7DB72E597D3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7.507cm" style:rel-column-width="27328*"/>
    </style:style>
    <style:style style:name="Tableau5.B" style:family="table-column">
      <style:table-column-properties style:column-width="1.6cm" style:rel-column-width="5824*"/>
    </style:style>
    <style:style style:name="Tableau5.C" style:family="table-column">
      <style:table-column-properties style:column-width="3.482cm" style:rel-column-width="12675*"/>
    </style:style>
    <style:style style:name="Tableau5.E" style:family="table-column">
      <style:table-column-properties style:column-width="2.215cm" style:rel-column-width="8065*"/>
    </style:style>
    <style:style style:name="Tableau5.F" style:family="table-column">
      <style:table-column-properties style:column-width="1.598cm" style:rel-column-width="5819*"/>
    </style:style>
    <style:style style:name="Tableau5.A1" style:family="table-cell">
      <style:table-cell-properties fo:background-color="#eeeeee" fo:padding="0.097cm" fo:border="none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D1" style:family="table-cell">
      <style:table-cell-properties fo:padding="0.097cm" fo:border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325cm" style:rel-column-width="8465*"/>
    </style:style>
    <style:style style:name="Tableau6.B" style:family="table-column">
      <style:table-column-properties style:column-width="15.677cm" style:rel-column-width="57070*"/>
    </style:style>
    <style:style style:name="Tableau6.A1" style:family="table-cell">
      <style:table-cell-properties fo:background-color="#eeeeee" fo:padding="0.097cm" fo:border="none">
        <style:background-image/>
      </style:table-cell-properties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7a2e7" officeooo:paragraph-rsid="002e9b7f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2pt" officeooo:rsid="0011a06c" officeooo:paragraph-rsid="0011a06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1a06c" officeooo:paragraph-rsid="0011a06c" style:font-size-asian="12pt" style:font-size-complex="12pt"/>
    </style:style>
    <style:style style:name="P5" style:family="paragraph" style:parent-style-name="Table_20_Contents">
      <style:text-properties fo:font-size="12pt" officeooo:rsid="0009d6fb" officeooo:paragraph-rsid="0009d6fb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officeooo:rsid="0009d6fb" officeooo:paragraph-rsid="0009d6f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9d6fb" officeooo:paragraph-rsid="0011a06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29f5ef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font-size="12pt" officeooo:rsid="000bbee4" officeooo:paragraph-rsid="00233cb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2e9b7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f60a8" officeooo:paragraph-rsid="0029f5ef" style:font-size-asian="12pt" style:font-size-complex="12pt"/>
    </style:style>
    <style:style style:name="P13" style:family="paragraph" style:parent-style-name="Table_20_Contents">
      <style:text-properties fo:font-size="12pt" officeooo:paragraph-rsid="00233cbd" style:font-size-asian="12pt" style:font-size-complex="12pt"/>
    </style:style>
    <style:style style:name="P14" style:family="paragraph" style:parent-style-name="Footer">
      <style:text-properties officeooo:rsid="002b87d4" officeooo:paragraph-rsid="002b87d4"/>
    </style:style>
    <style:style style:name="P15" style:family="paragraph" style:parent-style-name="Standard">
      <style:text-properties officeooo:paragraph-rsid="0011a06c"/>
    </style:style>
    <style:style style:name="P16" style:family="paragraph" style:parent-style-name="Standard">
      <style:text-properties fo:font-size="12pt" officeooo:rsid="0009d6fb" officeooo:paragraph-rsid="000bbee4" style:font-size-asian="12pt" style:font-size-complex="12pt"/>
    </style:style>
    <style:style style:name="P17" style:family="paragraph" style:parent-style-name="Standard">
      <style:paragraph-properties fo:text-align="end" style:justify-single-word="false"/>
      <style:text-properties fo:font-size="12pt" officeooo:rsid="0009d6fb" officeooo:paragraph-rsid="0009d6f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9d6fb" officeooo:paragraph-rsid="0009d6fb" style:font-size-asian="12pt" style:font-size-complex="12pt"/>
    </style:style>
    <style:style style:name="P19" style:family="paragraph" style:parent-style-name="Standard">
      <style:text-properties fo:font-size="12pt" officeooo:rsid="00233cbd" officeooo:paragraph-rsid="00233cb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cb836" officeooo:paragraph-rsid="002b87d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cb836" officeooo:paragraph-rsid="0029f5e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0cb836" officeooo:paragraph-rsid="001f60a8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0cb836" officeooo:paragraph-rsid="000cb83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0cb836" officeooo:paragraph-rsid="00101849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0cb836" officeooo:paragraph-rsid="002e9b7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0f9480" officeooo:paragraph-rsid="000f9480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0f9480" officeooo:paragraph-rsid="00233cb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01849" officeooo:paragraph-rsid="0029f5e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01849" officeooo:paragraph-rsid="00101849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01849" officeooo:paragraph-rsid="000cb836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09d6fb" officeooo:paragraph-rsid="0009d6fb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style="italic" officeooo:rsid="0009d6fb" officeooo:paragraph-rsid="0009d6fb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officeooo:rsid="000f9480" officeooo:paragraph-rsid="0029f5ef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afb81" officeooo:paragraph-rsid="0029f5ef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size="16pt" officeooo:rsid="002cdaaa" officeooo:paragraph-rsid="002cdaaa" style:font-size-asian="16pt" style:font-size-complex="16pt"/>
    </style:style>
    <style:style style:name="P36" style:family="paragraph" style:parent-style-name="Text_20_body">
      <style:text-properties fo:font-size="12pt" style:font-size-asian="12pt" style:font-size-complex="12pt"/>
    </style:style>
    <style:style style:name="P37" style:family="paragraph" style:parent-style-name="Text_20_body">
      <style:paragraph-properties fo:text-align="center" style:justify-single-word="false"/>
      <style:text-properties fo:font-size="12pt" officeooo:rsid="001afb81" officeooo:paragraph-rsid="001afb81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fo:font-size="12pt" fo:font-weight="normal" officeooo:rsid="002e8364" officeooo:paragraph-rsid="002e8364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 style:vertical-align="middle" style:writing-mode="page"/>
      <style:text-properties fo:font-size="12pt" style:font-size-asian="12pt" style:font-size-complex="12pt"/>
    </style:style>
    <style:style style:name="P40" style:family="paragraph" style:parent-style-name="Standard">
      <style:text-properties fo:font-size="12pt" fo:font-weight="normal" officeooo:rsid="000f8e64" officeooo:paragraph-rsid="0011a06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02b87d4" officeooo:paragraph-rsid="002b87d4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officeooo:rsid="002e9b7f" officeooo:paragraph-rsid="0029f5ef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officeooo:rsid="000cb836" officeooo:paragraph-rsid="00323965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bold" officeooo:rsid="000f9480" officeooo:paragraph-rsid="002e9b7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officeooo:paragraph-rsid="00101849" style:font-size-asian="12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officeooo:paragraph-rsid="002cdaaa" style:font-size-asian="12pt" style:font-size-complex="12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0cb836" officeooo:paragraph-rsid="00101849" style:font-size-asian="12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officeooo:rsid="000cb836" officeooo:paragraph-rsid="002cdaaa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0cb836" officeooo:paragraph-rsid="002b87d4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9b7f"/>
    </style:style>
    <style:style style:name="P51" style:family="paragraph" style:parent-style-name="Standard">
      <style:paragraph-properties fo:text-align="center" style:justify-single-word="false" fo:break-before="page"/>
      <style:text-properties fo:font-size="12pt" officeooo:rsid="000f9480" officeooo:paragraph-rsid="00233cbd" style:font-size-asian="12pt" style:font-size-complex="12pt"/>
    </style:style>
    <style:style style:name="P52" style:family="paragraph" style:parent-style-name="Text_20_body">
      <style:paragraph-properties fo:text-align="center" style:justify-single-word="false"/>
      <style:text-properties fo:font-size="12pt" fo:font-weight="bold" officeooo:rsid="001ba438" officeooo:paragraph-rsid="001afb81" style:font-size-asian="12pt" style:font-weight-asian="bold" style:font-size-complex="12pt" style:font-weight-complex="bold"/>
    </style:style>
    <style:style style:name="P53" style:family="paragraph">
      <loext:graphic-properties draw:fill-color="#dddddd"/>
    </style:style>
    <style:style style:name="T1" style:family="text">
      <style:text-properties officeooo:rsid="0020b4ed"/>
    </style:style>
    <style:style style:name="T2" style:family="text">
      <style:text-properties officeooo:rsid="001f6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d6fb" style:font-weight-asian="bold" style:font-weight-complex="bold"/>
    </style:style>
    <style:style style:name="T5" style:family="text">
      <style:text-properties fo:font-weight="bold" officeooo:rsid="001270e9" style:font-weight-asian="bold" style:font-weight-complex="bold"/>
    </style:style>
    <style:style style:name="T6" style:family="text">
      <style:text-properties fo:font-weight="bold" officeooo:rsid="000bbee4" style:font-weight-asian="bold" style:font-weight-complex="bold"/>
    </style:style>
    <style:style style:name="T7" style:family="text">
      <style:text-properties fo:font-weight="bold" officeooo:rsid="000f9480" style:font-weight-asian="bold" style:font-weight-complex="bold"/>
    </style:style>
    <style:style style:name="T8" style:family="text">
      <style:text-properties fo:font-weight="bold" officeooo:rsid="001ba438" style:font-weight-asian="bold" style:font-weight-complex="bold"/>
    </style:style>
    <style:style style:name="T9" style:family="text">
      <style:text-properties fo:font-weight="bold" officeooo:rsid="001d83b8" style:font-weight-asian="bold" style:font-weight-complex="bold"/>
    </style:style>
    <style:style style:name="T10" style:family="text">
      <style:text-properties fo:font-weight="bold" officeooo:rsid="0021f445" style:font-weight-asian="bold" style:font-weight-complex="bold"/>
    </style:style>
    <style:style style:name="T11" style:family="text">
      <style:text-properties fo:font-weight="bold" officeooo:rsid="001afb81" style:font-weight-asian="bold" style:font-weight-complex="bold"/>
    </style:style>
    <style:style style:name="T12" style:family="text">
      <style:text-properties fo:font-weight="bold" officeooo:rsid="00284c9c" style:font-weight-asian="bold" style:font-weight-complex="bold"/>
    </style:style>
    <style:style style:name="T13" style:family="text">
      <style:text-properties fo:font-weight="bold" officeooo:rsid="000cb836" style:font-weight-asian="bold" style:font-weight-complex="bold"/>
    </style:style>
    <style:style style:name="T14" style:family="text">
      <style:text-properties officeooo:rsid="0009d6fb"/>
    </style:style>
    <style:style style:name="T15" style:family="text">
      <style:text-properties officeooo:rsid="00304493"/>
    </style:style>
    <style:style style:name="T16" style:family="text">
      <style:text-properties fo:font-style="italic" officeooo:rsid="000f9480" style:font-style-asian="italic" style:font-style-complex="italic"/>
    </style:style>
    <style:style style:name="T17" style:family="text">
      <style:text-properties fo:font-style="italic" officeooo:rsid="00101849" style:font-style-asian="italic" style:font-style-complex="italic"/>
    </style:style>
    <style:style style:name="T18" style:family="text">
      <style:text-properties fo:font-style="italic" officeooo:rsid="00284c9c" style:font-style-asian="italic" style:font-style-complex="italic"/>
    </style:style>
    <style:style style:name="T19" style:family="text">
      <style:text-properties fo:font-style="italic" officeooo:rsid="002e9b7f" style:font-style-asian="italic" style:font-style-complex="italic"/>
    </style:style>
    <style:style style:name="T20" style:family="text">
      <style:text-properties officeooo:rsid="000cb836"/>
    </style:style>
    <style:style style:name="T21" style:family="text">
      <style:text-properties officeooo:rsid="000f8e64"/>
    </style:style>
    <style:style style:name="T22" style:family="text">
      <style:text-properties officeooo:rsid="000f9480"/>
    </style:style>
    <style:style style:name="T23" style:family="text">
      <style:text-properties officeooo:rsid="0010184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f9480" style:font-weight-asian="normal" style:font-weight-complex="normal"/>
    </style:style>
    <style:style style:name="T26" style:family="text">
      <style:text-properties fo:font-weight="normal" officeooo:rsid="00101849" style:font-weight-asian="normal" style:font-weight-complex="normal"/>
    </style:style>
    <style:style style:name="T27" style:family="text">
      <style:text-properties fo:font-weight="normal" officeooo:rsid="001afb81" style:font-weight-asian="normal" style:font-weight-complex="normal"/>
    </style:style>
    <style:style style:name="T28" style:family="text">
      <style:text-properties fo:font-weight="normal" officeooo:rsid="0020b4ed" style:font-weight-asian="normal" style:font-weight-complex="normal"/>
    </style:style>
    <style:style style:name="T29" style:family="text">
      <style:text-properties fo:font-weight="normal" officeooo:rsid="001ba438" style:font-weight-asian="normal" style:font-weight-complex="normal"/>
    </style:style>
    <style:style style:name="T30" style:family="text">
      <style:text-properties fo:font-weight="normal" officeooo:rsid="0026fcc5" style:font-weight-asian="normal" style:font-weight-complex="normal"/>
    </style:style>
    <style:style style:name="T31" style:family="text">
      <style:text-properties fo:font-weight="normal" officeooo:rsid="002e8364" style:font-weight-asian="normal" style:font-weight-complex="normal"/>
    </style:style>
    <style:style style:name="T32" style:family="text">
      <style:text-properties officeooo:rsid="0011a06c"/>
    </style:style>
    <style:style style:name="T33" style:family="text">
      <style:text-properties officeooo:rsid="001270e9"/>
    </style:style>
    <style:style style:name="T34" style:family="text">
      <style:text-properties officeooo:rsid="001afb81"/>
    </style:style>
    <style:style style:name="T35" style:family="text">
      <style:text-properties officeooo:rsid="00284c9c"/>
    </style:style>
    <style:style style:name="T36" style:family="text">
      <style:text-properties officeooo:rsid="002a58ca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b87d4" style:font-style-asian="normal" style:font-style-complex="normal"/>
    </style:style>
    <style:style style:name="T39" style:family="text">
      <style:text-properties fo:font-style="normal" officeooo:rsid="000f9480" style:font-style-asian="normal" style:font-style-complex="normal"/>
    </style:style>
    <style:style style:name="T40" style:family="text">
      <style:text-properties fo:font-style="normal" officeooo:rsid="002e8364" style:font-style-asian="normal" style:font-style-complex="normal"/>
    </style:style>
    <style:style style:name="T41" style:family="text">
      <style:text-properties fo:font-style="normal" officeooo:rsid="002e9b7f" style:font-style-asian="normal" style:font-style-complex="normal"/>
    </style:style>
    <style:style style:name="T42" style:family="text">
      <style:text-properties fo:font-style="normal" officeooo:rsid="00323965" style:font-style-asian="normal" style:font-style-complex="normal"/>
    </style:style>
    <style:style style:name="T43" style:family="text">
      <style:text-properties fo:font-style="normal" fo:font-weight="bold" officeooo:rsid="000f9480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b87d4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officeooo:rsid="000f948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0184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b87d4" style:font-style-asian="normal" style:font-weight-asian="normal" style:font-style-complex="normal" style:font-weight-complex="normal"/>
    </style:style>
    <style:style style:name="T48" style:family="text">
      <style:text-properties officeooo:rsid="002cdaaa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02cdaaa" style:font-weight-asian="bold" style:font-weight-complex="bold"/>
    </style:style>
    <style:style style:name="T51" style:family="text">
      <style:text-properties fo:font-size="12pt" officeooo:rsid="000f8e64" style:font-size-asian="12pt" style:font-size-complex="12pt"/>
    </style:style>
    <style:style style:name="T52" style:family="text">
      <style:text-properties fo:font-size="12pt" fo:font-weight="normal" officeooo:rsid="000f8e64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09d6fb" style:font-size-asian="12pt" style:font-weight-asian="normal" style:font-size-complex="12pt" style:font-weight-complex="normal"/>
    </style:style>
    <style:style style:name="T54" style:family="text">
      <style:text-properties fo:font-size="12pt" style:text-underline-style="none" fo:font-weight="bold" officeooo:rsid="0009d6fb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0f9480" style:font-size-asian="12pt" style:font-weight-asian="bold" style:font-size-complex="12pt" style:font-weight-complex="bold"/>
    </style:style>
    <style:style style:name="T56" style:family="text">
      <style:text-properties officeooo:rsid="002e8364"/>
    </style:style>
    <style:style style:name="T57" style:family="text">
      <style:text-properties fo:font-size="11pt" fo:font-weight="bold" officeooo:rsid="0009d6fb" style:font-size-asian="11pt" style:font-weight-asian="bold" style:font-size-complex="11pt" style:font-weight-complex="bold"/>
    </style:style>
    <style:style style:name="T58" style:family="text">
      <style:text-properties fo:font-size="11pt" fo:font-weight="bold" officeooo:rsid="001270e9" style:font-size-asian="11pt" style:font-weight-asian="bold" style:font-size-complex="11pt" style:font-weight-complex="bold"/>
    </style:style>
    <style:style style:name="T59" style:family="text">
      <style:text-properties fo:font-size="11pt" fo:font-weight="bold" officeooo:rsid="000bbee4" style:font-size-asian="11pt" style:font-weight-asian="bold" style:font-size-complex="11pt" style:font-weight-complex="bold"/>
    </style:style>
    <style:style style:name="T60" style:family="text">
      <style:text-properties fo:font-size="11pt" officeooo:rsid="0009d6fb" style:font-size-asian="11pt" style:font-size-complex="11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dddddd" draw:textarea-horizontal-align="justify" draw:textarea-vertical-align="middle" draw:auto-grow-height="false" fo:min-height="5.293cm" fo:min-width="18.5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0">A</text:span><text:span text:style-name="T3">G 2020 de la FFDN à Saint-Erme-Outre-et-Ramecourt</text:span></text:p>
      <text:p text:style-name="P38">− De vendredi 16 octobre au lundi 19 octobre −</text:p>
      <text:p text:style-name="P37"><text:span text:style-name="T10">Please, u</text:span><text:span text:style-name="T3">n formulaire par </text:span><text:span text:style-name="T9">personne,</text:span><text:span text:style-name="T3"> </text:span><text:span text:style-name="T29">mais vous pouvez </text:span><text:span text:style-name="T28">évidemment</text:span><text:span text:style-name="T29"> en mettre plusieurs dans une enveloppe </text:span><text:span text:style-name="T31">ou dans un mail (chiffré ou non)</text:span><text:span text:style-name="T29">.</text:span><text:span text:style-name="T8"> 😉</text:span></text:p>
      <text:p text:style-name="P5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Premier mot</text:p>
          </table:table-cell>
          <table:table-cell table:style-name="Tableau2.A1" office:value-type="string">
            <text:p text:style-name="P3">Deuxième mot</text:p>
          </table:table-cell>
        </table:table-row>
        <table:table-row>
          <table:table-cell table:style-name="Tableau2.A2" office:value-type="string">
            <text:p text:style-name="P36"/>
            <text:p text:style-name="P7"/>
          </table:table-cell>
          <table:table-cell table:style-name="Tableau2.B2" office:value-type="string">
            <text:p text:style-name="P7"/>
            <text:p text:style-name="P7"/>
          </table:table-cell>
        </table:table-row>
      </table:table>
      <text:p text:style-name="P40"/>
      <text:p text:style-name="P15"><text:span text:style-name="T52">D</text:span><text:span text:style-name="T53">eux mots (</text:span><text:span text:style-name="T52">en majuscules) que vous choisissez et qui seront</text:span><text:span text:style-name="T53"> </text:span><text:span text:style-name="T54">votre référence</text:span><text:span text:style-name="T53"> </text:span><text:span text:style-name="T52">lors de nos échanges.<text:line-break/></text:span><text:span text:style-name="T55">Ne les oubliez pas ! </text:span><text:span text:style-name="T51">Ils apparaîtront aussi sur cette page web pour vous informer de la bonne réception de votre courrier : </text:span><text:a xlink:type="simple" xlink:href="https://neutrinet.be/fr/ag2020/participations" text:style-name="Internet_20_link" text:visited-style-name="Visited_20_Internet_20_Link"><text:span text:style-name="T51">https://neutrinet.be/fr/ag2020/participations</text:span></text:a></text:p>
      <text:p text:style-name="P16"/>
      <text:p text:style-name="P31"><text:span text:style-name="T36">Bienvenue d</text:span>u <text:span text:style-name="T56">jeudi 15 au soir</text:span> au <text:span text:style-name="T56">mardi</text:span> <text:span text:style-name="T56">10</text:span> octobre et l'AG formelle se tiendra le samedi 17.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rrivée</text:p>
          </table:table-cell>
          <table:table-cell table:style-name="Tableau1.A1" office:value-type="string">
            <text:p text:style-name="P5">Départ</text:p>
          </table:table-cell>
        </table:table-row>
        <table:table-row>
          <table:table-cell table:style-name="Tableau1.A2" office:value-type="string">
            <text:p text:style-name="P7"/>
            <text:p text:style-name="P7"/>
          </table:table-cell>
          <table:table-cell table:style-name="Tableau1.B2" office:value-type="string">
            <text:p text:style-name="P4"/>
            <text:p text:style-name="P4"/>
          </table:table-cell>
        </table:table-row>
      </table:table>
      <text:p text:style-name="P32">Exemple <text:span text:style-name="T36">vemdredi</text:span> matin, <text:span text:style-name="T36">vendredi</text:span> soir, <text:span text:style-name="T36">samedi</text:span> <text:span text:style-name="T36">matin</text:span>, samedi soir, dimanche matin…)</text:p>
      <text:p text:style-name="P32"/>
      <text:p text:style-name="P19">Merci de bien vouloir compter le <text:span text:style-name="T3">nombre </text:span><text:span text:style-name="T12">de </text:span><text:span text:style-name="T3">repas</text:span> en fonction de la durée de votre séjour et si vous avez d’autres particularités auxquelles vous estimez que nous devrions faire attention, merci aussi de nous en faire part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row>
          <table:table-cell table:style-name="Tableau5.A1" office:value-type="string">
            <text:p text:style-name="P17"><text:span text:style-name="T21">Nombre de p</text:span>etit(s) déjeuner(s) :<text:line-break/></text:p>
          </table:table-cell>
          <table:table-cell table:style-name="Tableau5.B1" office:value-type="string">
            <text:p text:style-name="P39"><text:line-break/></text:p>
          </table:table-cell>
          <table:table-cell table:style-name="Tableau5.A1" office:value-type="string">
            <text:p text:style-name="P6"><text:span text:style-name="T21">d</text:span>éjeuner<text:span text:style-name="T21">(s) :</text:span></text:p>
          </table:table-cell>
          <table:table-cell table:style-name="Tableau5.D1" office:value-type="string">
            <text:p text:style-name="P8"><text:line-break/></text:p>
          </table:table-cell>
          <table:table-cell table:style-name="Tableau5.A1" office:value-type="string">
            <text:p text:style-name="P6"><text:span text:style-name="T21">d</text:span>îner<text:span text:style-name="T32">(s) :</text:span></text:p>
          </table:table-cell>
          <table:table-cell table:style-name="Tableau5.F1" office:value-type="string">
            <text:p text:style-name="P8"><text:line-break/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Allergies</text:p>
          </table:table-cell>
          <table:table-cell table:style-name="Tableau6.B1" office:value-type="string">
            <text:p text:style-name="P13"/>
            <text:p text:style-name="P13"/>
            <text:p text:style-name="P13"/>
          </table:table-cell>
        </table:table-row>
        <table:table-row>
          <table:table-cell table:style-name="Tableau6.A1" office:value-type="string">
            <text:p text:style-name="P10">D<text:span text:style-name="T33">ifficultés</text:span></text:p>
          </table:table-cell>
          <table:table-cell table:style-name="Tableau6.B3" office:value-type="string">
            <text:p text:style-name="P13"/>
            <text:p text:style-name="P13"/>
            <text:p text:style-name="P13"/>
          </table:table-cell>
        </table:table-row>
        <table:table-row>
          <table:table-cell table:style-name="Tableau6.A1" office:value-type="string">
            <text:p text:style-name="P10">Autre</text:p>
          </table:table-cell>
          <table:table-cell table:style-name="Tableau6.B3" office:value-type="string">
            <text:p text:style-name="P13"/>
            <text:p text:style-name="P13"/>
            <text:p text:style-name="P13"/>
          </table:table-cell>
        </table:table-row>
      </table:table>
      <text:p text:style-name="P27"/>
      <text:p text:style-name="P20"><text:span text:style-name="T7">[ <text:s text:c="2"/>]</text:span><text:span text:style-name="T25"> </text:span><text:span text:style-name="T26">:</text:span><text:span text:style-name="T22"> Vous</text:span><text:span text:style-name="T38"> compte</text:span><text:span text:style-name="T41">z</text:span><text:span text:style-name="T38"> venir avec [ <text:s text:c="5"/>] enfant(s) qui est / sont </text:span><text:span text:style-name="T42">â</text:span><text:span text:style-name="T38">gé(s) de [ <text:s text:c="30"/>] ans et </text:span><text:span text:style-name="T41">vous</text:span><text:span text:style-name="T38"> prévo</text:span><text:span text:style-name="T41">yez</text:span><text:span text:style-name="T38"> de </text:span><text:span text:style-name="T41">vous </text:span><text:span text:style-name="T38">en occuper ou </text:span><text:span text:style-name="T41">bien</text:span><text:span text:style-name="T38"> il(s) ou elle(s) se débrou</text:span><text:span text:style-name="T40">i</text:span><text:span text:style-name="T38">lle(ront) </text:span><text:span text:style-name="T41">bien tout·e·s </text:span><text:span text:style-name="T38">seul·e·s.</text:span></text:p>
      <text:p text:style-name="P41"/>
      <text:p text:style-name="P20"><text:span text:style-name="T43">[ <text:s text:c="2"/>]</text:span><text:span text:style-name="T45"> </text:span><text:span text:style-name="T46">:</text:span><text:span text:style-name="T39"> </text:span><text:span text:style-name="T41">Vous</text:span><text:span text:style-name="T38"> compte</text:span><text:span text:style-name="T41">z</text:span><text:span text:style-name="T38"> venir avec [ <text:s text:c="5"/>] qui est / sont </text:span><text:span text:style-name="T42">â</text:span><text:span text:style-name="T38">gé(s) de [ <text:s text:c="30"/>] ans et </text:span><text:span text:style-name="T41">vous</text:span><text:span text:style-name="T38"> souhaite</text:span><text:span text:style-name="T41">riez</text:span><text:span text:style-name="T38"> que quelqu’un·e s’en occuper durant </text:span><text:span text:style-name="T41">votre</text:span><text:span text:style-name="T38"> séjour. </text:span><text:span text:style-name="T19">Ce n’est actuellement pas prévu, mais nous pourrons en discuter.</text:span></text:p>
      <text:p text:style-name="P51"/>
      <text:p text:style-name="P25"><text:span text:style-name="T7">[ <text:s text:c="2"/>]</text:span><text:span text:style-name="T25"> </text:span><text:span text:style-name="T26">:</text:span><text:span text:style-name="T22"> Vous avez</text:span><text:span text:style-name="T38"> besoin d’une </text:span><text:span text:style-name="T44">facture </text:span><text:span text:style-name="T47">?</text:span><text:span text:style-name="T38"> </text:span><text:span text:style-name="T41">Merci de nous communiquer </text:span><text:span text:style-name="T38">les coordonnées </text:span><text:span text:style-name="T41">ci-dessous 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44"/>
      <text:p text:style-name="P21"><text:span text:style-name="T7">[ <text:s text:c="2"/>] </text:span><text:span text:style-name="T22">: Le versement se fera</text:span><text:span text:style-name="T7"> par </text:span><text:span text:style-name="T3">virement </text:span><text:span text:style-name="T12">AVANT</text:span><text:span text:style-name="T7"> l’AG</text:span><text:span text:style-name="T22"> </text:span><text:span text:style-name="T16">(Évidemment peu cohérent en terme d’anonymat et de traces numériques, mais tellement plus simple en terme d’organisation)</text:span></text:p>
      <text:p text:style-name="P42"/>
      <text:p text:style-name="P43"><text:span text:style-name="T7">[ <text:s text:c="2"/>]</text:span><text:span text:style-name="T25"> </text:span><text:span text:style-name="T26">:</text:span><text:span text:style-name="T22"> Le versement se fera </text:span><text:span text:style-name="T3">en cash </text:span><text:span text:style-name="T7">lors de l’AG</text:span><text:span text:style-name="T22"> <text:s/></text:span><text:span text:style-name="T16">(Bien que plus compliqué pour l’organisation, c’est cohérent avec la discrétion numérique et on se retrouvera sur base de vos deux mots secrets)</text:span></text:p>
      <text:p text:style-name="P43"><text:span text:style-name="T16"/></text:p>
      <text:p text:style-name="P28"><text:span text:style-name="T3">[ <text:s text:c="2"/>]</text:span><text:span text:style-name="T24"> : </text:span><text:span text:style-name="T27">Une autre personne </text:span><text:span text:style-name="T30">est d’accord de prendre en charge</text:span><text:span text:style-name="T27"> </text:span><text:span text:style-name="T28">votre participation et si c’est le cas, merci de nous renseigne</text:span><text:span text:style-name="T30">r</text:span><text:span text:style-name="T28"> ici </text:span><text:span text:style-name="T11">les deux mots de cette personne </text:span><text:span text:style-name="T28">pour que nous puissions faire le lien </text:span><text:span text:style-name="T30">dans les paiements </text:span><text:span text:style-name="T27">: </text:span></text:p>
      <text:p text:style-name="P3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line-break/></text:p>
          </table:table-cell>
          <table:table-cell table:style-name="Tableau3.B1" office:value-type="string">
            <text:p text:style-name="P9"/>
            <text:p text:style-name="P12"/>
          </table:table-cell>
        </table:table-row>
      </table:table>
      <text:p text:style-name="P33"/>
      <text:p text:style-name="P22"><text:span text:style-name="T7">[ <text:s text:c="2"/>]</text:span><text:span text:style-name="T25"> </text:span><text:span text:style-name="T26">:</text:span><text:span text:style-name="T22"> Vous n’avez </text:span><text:span text:style-name="T7">pas envie ou pas la possibilité de payer</text:span><text:span text:style-name="T22"> et vous ne connaissez personne qui paierait pour vous.</text:span></text:p>
      <text:p text:style-name="P26"/>
      <text:p text:style-name="P26"><text:span text:style-name="T3">[ <text:s text:c="2"/>] </text:span>:<text:span text:style-name="T23"> L</text:span>e versement se fera <text:span text:style-name="T3">par virement </text:span><text:span text:style-name="T12">APRÈS</text:span><text:span text:style-name="T3"> l’AG</text:span> <text:span text:style-name="T17">(Également peu cohérent en terme de traces et d’anonymat et en plus </text:span><text:span text:style-name="T18">nous</text:span><text:span text:style-name="T17"> pre</text:span><text:span text:style-name="T18">nons</text:span><text:span text:style-name="T17"> un risque puisque nous n’auront aucun moyen de vous rappeler)</text:span></text:p>
      <text:p text:style-name="P23"/>
      <text:p text:style-name="P29"><text:span text:style-name="T3">[ <text:s text:c="2"/>] </text:span>: <text:span text:style-name="T34">U</text:span>n don de [<text:span text:style-name="T20"> <text:s text:c="10"/></text:span>] euros sera effectué <text:span text:style-name="T35">lors de votre versement </text:span>pour<text:span text:style-name="T20"> ce</text:span>lles et ceux<text:span text:style-name="T20"> qui </text:span>en auraient besoin.</text:p>
      <text:p text:style-name="P30"/>
      <text:p text:style-name="P29"><text:span text:style-name="T3">[ <text:s text:c="2"/>]</text:span><text:span text:style-name="T24"> : </text:span><text:span text:style-name="T27">D</text:span>evenir membre du PAF est un problème et <text:span text:style-name="T35">vous</text:span> ne compren<text:span text:style-name="T35">ez</text:span> pas pourquoi il faudrait signer une décharge sur place.</text:p>
      <text:p text:style-name="P24"/>
      <text:p text:style-name="P24">Vous pouvez calculer par vous-même le montant espéré pour couvrir votre participation à l'AG.</text:p>
      <text:p text:style-name="P24"/>
      <text:list xml:id="list3976373063" text:style-name="L1">
        <text:list-item>
          <text:p text:style-name="P45"><text:span text:style-name="T13">Prix fixes</text:span><text:span text:style-name="T20"> : 12€ d'inscription au PAF + 20€ par nuit</text:span></text:p>
        </text:list-item>
        <text:list-item>
          <text:p text:style-name="P47">Prix libres conseillés : 4€ par petits déjeuner, 10€ par déjeuner ou dîner</text:p>
        </text:list-item>
      </text:list>
      <text:p text:style-name="P24"><draw:custom-shape text:anchor-type="paragraph" draw:z-index="4" draw:name="Forme1" draw:style-name="gr1" draw:text-style-name="P53" svg:width="18.684cm" svg:height="5.453cm" svg:x="-0.102cm" svg:y="0.33cm"><text:p/><draw:enhanced-geometry svg:viewBox="0 0 21600 21600" draw:path-stretchpoint-x="10800" draw:path-stretchpoint-y="10800" draw:text-areas="?f3 ?f4 ?f5 ?f6" draw:type="round-rectangle" draw:modifiers="1093.8208409506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Voici <text:span text:style-name="T50">quelques</text:span><text:span text:style-name="T49"> </text:span><text:span text:style-name="T50">exemples</text:span><text:span text:style-name="T48"> de séjours</text:span> :</text:p>
      <text:p text:style-name="P24"/>
      <text:list xml:id="list2614562603" text:style-name="L2">
        <text:list-item>
          <text:p text:style-name="P48">Du <text:span text:style-name="T3">jeudi soir</text:span> 15/10 <text:span text:style-name="T37">(le dîner n'est pas organisé)</text:span> au <text:span text:style-name="T3">mardi matin</text:span> 20/10 (le petit déjeuner n'est pas organisé) le prix <text:span text:style-name="T48">libre conseillé</text:span> <text:span text:style-name="T48">serait</text:span> de <text:span text:style-name="T3">204€</text:span></text:p>
        </text:list-item>
        <text:list-item>
          <text:p text:style-name="P48">Du <text:span text:style-name="T3">vendredi matin</text:span> 16/10 (sans le petit déjeuner) au <text:span text:style-name="T3">lundi matin</text:span> 19/10 (avec le déjeuner) le prix libre <text:span text:style-name="T48">conseillé serait</text:span> de <text:span text:style-name="T3">142€</text:span></text:p>
        </text:list-item>
        <text:list-item>
          <text:p text:style-name="P48">Du <text:span text:style-name="T3">vendredi après-midi</text:span> 16/10 (avec le dîner) au <text:span text:style-name="T3">lundi après-midi</text:span> 19/10 (avec le petit déjeuner) le prix libre <text:span text:style-name="T48">conseillé</text:span> <text:span text:style-name="T48">serait</text:span> de <text:span text:style-name="T3">144€</text:span></text:p>
        </text:list-item>
        <text:list-item>
          <text:p text:style-name="P46"><text:span text:style-name="T20">Du </text:span><text:span text:style-name="T13">samedi matin</text:span><text:span text:style-name="T20"> 17/10 (sans le petit déjeuner) au </text:span><text:span text:style-name="T13">dimanche après-midi</text:span><text:span text:style-name="T20"> 18/10 (sans le dîner) le prix libre conseillé serait de </text:span><text:span text:style-name="T13">66€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2.006cm" style:rel-column-width="7300*"/>
    </style:style>
    <style:style style:name="Tableau7.B" style:family="table-column">
      <style:table-column-properties style:column-width="12.892cm" style:rel-column-width="46932*"/>
    </style:style>
    <style:style style:name="Tableau7.C" style:family="table-column">
      <style:table-column-properties style:column-width="3.104cm" style:rel-column-width="11303*"/>
    </style:style>
    <style:style style:name="Tableau7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7a2e7" officeooo:paragraph-rsid="002e9b7f" style:font-size-asian="11pt" style:font-size-complex="11pt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9b7f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officeooo:rsid="002b87d4" officeooo:paragraph-rsid="002b87d4"/>
    </style:style>
    <style:style style:name="MT1" style:family="text">
      <style:text-properties officeooo:rsid="0020b4ed"/>
    </style:style>
    <style:style style:name="MT2" style:family="text">
      <style:text-properties officeooo:rsid="001f60a8"/>
    </style:style>
    <style:style style:name="MT3" style:family="text">
      <style:text-properties fo:font-size="11pt" fo:font-weight="bold" officeooo:rsid="0009d6fb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1270e9" style:font-size-asian="11pt" style:font-weight-asian="bold" style:font-size-complex="11pt" style:font-weight-complex="bold"/>
    </style:style>
    <style:style style:name="MT5" style:family="text">
      <style:text-properties fo:font-size="11pt" fo:font-weight="bold" officeooo:rsid="000bbee4" style:font-size-asian="11pt" style:font-weight-asian="bold" style:font-size-complex="11pt" style:font-weight-complex="bold"/>
    </style:style>
    <style:style style:name="MT6" style:family="text">
      <style:text-properties fo:font-size="11pt" officeooo:rsid="0009d6fb" style:font-size-asian="11pt" style:font-size-complex="11pt"/>
    </style:style>
    <style:style style:name="MT7" style:family="text">
      <style:text-properties officeooo:rsid="00304493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Table_20_Contents"><draw:frame draw:style-name="Mfr1" draw:name="Image1" text:anchor-type="as-char" svg:width="1.566cm" svg:height="1.566cm" draw:z-index="1"><draw:image xlink:href="Pictures/10000201000000AC000000AC96C7DB72E597D34F.png" xlink:type="simple" xlink:show="embed" xlink:actuate="onLoad" loext:mime-type="image/png"/></draw:frame></text:p>
            </table:table-cell>
            <table:table-cell table:style-name="Tableau7.A1" office:value-type="string">
              <text:p text:style-name="MP1">Banque ING - IBAN : BE52 6528 3497 8409 - BIC : BBRUBEBB </text:p>
              <text:p text:style-name="MP1">Communication : AGFFDN2020 + <text:span text:style-name="MT1">VOS·</text:span>DEUX<text:span text:style-name="MT2">·</text:span>MOTS</text:p>
              <text:p text:style-name="MP2"><text:span text:style-name="MT3">À </text:span><text:span text:style-name="MT4">envoyer à</text:span><text:span text:style-name="MT3"> Neutrinet </text:span><text:span text:style-name="MT5">asbl</text:span><text:span text:style-name="MT6">, 121 rue de Wautier, 1020 Laeken, Belgique.<text:line-break/>secure@neutrinet.be ( ADCA 0C71 ) ou ag2020@neutrinet.be</text:span></text:p>
            </table:table-cell>
            <table:table-cell table:style-name="Tableau7.A1" office:value-type="string">
              <text:p text:style-name="MP3"><text:s text:c="3"/><draw:frame draw:style-name="Mfr2" draw:name="Image2" text:anchor-type="as-char" svg:y="-0.095cm" svg:width="2.893cm" svg:height="1.007cm" draw:z-index="3"><draw:image xlink:href="Pictures/10000201000000C900000046A64B11E5EBB78078.png" xlink:type="simple" xlink:show="embed" xlink:actuate="onLoad" loext:mime-type="image/png"/></draw:frame><text:line-break/><text:span text:style-name="MT7">p. </text:span><text:span text:style-name="MT7"><text:page-number text:select-page="current">2</text:page-number></text:span><text:span text:style-name="MT7"><text:s/>de </text:span><text:span text:style-name="MT7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18:52.196364925</meta:creation-date>
    <dc:date>2020-07-20T22:19:03.870054045</dc:date>
    <meta:editing-duration>PT1H55M43S</meta:editing-duration>
    <meta:editing-cycles>23</meta:editing-cycles>
    <meta:generator>LibreOffice/6.1.5.2$Linux_X86_64 LibreOffice_project/10$Build-2</meta:generator>
    <meta:print-date>2020-03-29T12:48:41.232077068</meta:print-date>
    <dc:creator>Thierry Fenasse</dc:creator>
    <meta:document-statistic meta:table-count="7" meta:image-count="2" meta:object-count="0" meta:page-count="2" meta:paragraph-count="44" meta:word-count="646" meta:character-count="3748" meta:non-whitespace-character-count="3035"/>
  </office:meta>
</office:document-meta>
</file>